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CircularityError.ClassCircularity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CircularityError.ClassCircularit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